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Helvetica1" svg:font-family="Helvetica" style:font-family-generic="roman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Plantagenet Cherokee" svg:font-family="'Plantagenet Cherokee'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style:line-height-at-least="0.323cm" fo:text-align="start" style:justify-single-word="false" fo:text-indent="0cm" style:auto-text-indent="false" fo:padding="0cm" fo:border="none"/>
    </style:style>
    <style:style style:name="P2" style:family="paragraph" style:parent-style-name="Standard">
      <style:paragraph-properties fo:margin-left="0cm" fo:margin-right="0cm" fo:margin-top="0cm" fo:margin-bottom="0cm" style:contextual-spacing="false" style:line-height-at-least="0.323cm" fo:text-align="start" style:justify-single-word="false" fo:text-indent="0cm" style:auto-text-indent="false" fo:padding="0cm" fo:border="none"/>
      <style:text-properties officeooo:paragraph-rsid="00159a76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323cm" fo:text-align="start" style:justify-single-word="false" fo:text-indent="0cm" style:auto-text-indent="false" fo:padding="0cm" fo:border="none"/>
      <style:text-properties fo:font-variant="normal" fo:text-transform="none" fo:color="#000000" fo:letter-spacing="normal" fo:background-color="#e0e0e0"/>
    </style:style>
    <style:style style:name="P4" style:family="paragraph" style:parent-style-name="Standard">
      <style:text-properties style:font-name="Plantagenet Cherokee" fo:font-size="15pt" officeooo:rsid="001651d1" officeooo:paragraph-rsid="001651d1" style:font-size-asian="15pt" style:font-size-complex="15pt"/>
    </style:style>
    <style:style style:name="P5" style:family="paragraph" style:parent-style-name="Standard">
      <style:text-properties style:font-name="Plantagenet Cherokee" fo:font-size="9pt" officeooo:rsid="00166571" officeooo:paragraph-rsid="00166571" style:font-size-asian="9pt" style:font-size-complex="9pt"/>
    </style:style>
    <style:style style:name="P6" style:family="paragraph" style:parent-style-name="Standard">
      <style:text-properties fo:color="#000000" style:font-name="Helvetica1" fo:font-size="12pt" style:font-size-asian="12pt"/>
    </style:style>
    <style:style style:name="P7" style:family="paragraph" style:parent-style-name="Standard" style:master-page-name="Standard">
      <style:paragraph-properties fo:margin-left="0cm" fo:margin-right="0cm" fo:margin-top="0cm" fo:margin-bottom="0cm" style:contextual-spacing="false" style:line-height-at-least="0.323cm" fo:text-align="start" style:justify-single-word="false" fo:text-indent="0cm" style:auto-text-indent="false" style:page-number="auto" fo:padding="0cm" fo:border="none"/>
      <style:text-properties officeooo:paragraph-rsid="00159a76"/>
    </style:style>
    <style:style style:name="T1" style:family="text">
      <style:text-properties fo:font-variant="normal" fo:text-transform="none" fo:color="#000000" style:font-name="Consolas" fo:font-size="7.84999990463257pt" fo:letter-spacing="normal" fo:font-style="normal" fo:font-weight="normal" fo:background-color="#e0e0e0"/>
    </style:style>
    <style:style style:name="T2" style:family="text">
      <style:text-properties fo:font-variant="normal" fo:text-transform="none" fo:color="#000000" style:font-name="Consolas" fo:font-size="12pt" fo:letter-spacing="normal" fo:font-style="normal" fo:font-weight="bold" officeooo:rsid="00159a76" fo:background-color="#ffffff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fo:letter-spacing="normal" fo:background-color="#e0e0e0"/>
    </style:style>
    <style:style style:name="T4" style:family="text">
      <style:text-properties fo:font-variant="normal" fo:text-transform="none" fo:color="#008200" style:font-name="Consolas" fo:font-size="7.84999990463257pt" fo:letter-spacing="normal" fo:font-style="normal" fo:font-weight="normal" fo:background-color="#e0e0e0"/>
    </style:style>
    <style:style style:name="T5" style:family="text">
      <style:text-properties fo:font-variant="normal" fo:text-transform="none" fo:color="#808080" style:font-name="Consolas" fo:font-size="7.84999990463257pt" fo:letter-spacing="normal" fo:font-style="normal" fo:font-weight="bold" fo:background-color="#e0e0e0"/>
    </style:style>
    <style:style style:name="T6" style:family="text">
      <style:text-properties fo:font-variant="normal" fo:text-transform="none" fo:color="#006699" style:font-name="Consolas" fo:font-size="7.84999990463257pt" fo:letter-spacing="normal" fo:font-style="normal" fo:font-weight="bold" fo:background-color="#e0e0e0"/>
    </style:style>
    <style:style style:name="T7" style:family="text">
      <style:text-properties officeooo:rsid="0016e373"/>
    </style:style>
    <style:style style:name="T8" style:family="text">
      <style:text-properties fo:color="#000000" style:font-name="Helvetica1" fo:font-size="12pt" style:font-size-asian="12pt"/>
    </style:style>
    <style:style style:name="T9" style:family="text">
      <style:text-properties fo:color="#000000" style:font-name="Helvetica1" fo:font-size="12pt" officeooo:rsid="0016e373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Source_20_Text"><text:span text:style-name="T2">Find largest rectangle in histogram </text:span></text:span></text:p>
      <text:p text:style-name="P2"><text:span text:style-name="Source_20_Text"><text:span text:style-name="T2"/></text:span></text:p>
      <text:p text:style-name="P1"><text:span text:style-name="Source_20_Text"><text:span text:style-name="T4">// The main function to find the maximum rectangular area under given</text:span></text:span></text:p>
      <text:p text:style-name="P1"><text:span text:style-name="Source_20_Text"><text:span text:style-name="T4">// histogram with n bars</text:span></text:span></text:p>
      <text:p text:style-name="P1"><text:span text:style-name="Source_20_Text"><text:span text:style-name="T5">int</text:span></text:span><text:span text:style-name="T1"> </text:span><text:span text:style-name="Source_20_Text"><text:span text:style-name="T1">getMaxArea(</text:span></text:span><text:span text:style-name="Source_20_Text"><text:span text:style-name="T5">int</text:span></text:span><text:span text:style-name="T1"> </text:span><text:span text:style-name="Source_20_Text"><text:span text:style-name="T1">hist[], </text:span></text:span><text:span text:style-name="Source_20_Text"><text:span text:style-name="T5">int</text:span></text:span><text:span text:style-name="T1"> </text:span><text:span text:style-name="Source_20_Text"><text:span text:style-name="T1">n)</text:span></text:span></text:p>
      <text:p text:style-name="P1"><text:span text:style-name="Source_20_Text"><text:span text:style-name="T1">{</text:span></text:span></text:p>
      <text:p text:style-name="P1"><text:span text:style-name="Source_20_Text"><text:span text:style-name="T3">    </text:span></text:span><text:span text:style-name="Source_20_Text"><text:span text:style-name="T4">// Create an empty stack. The stack holds indexes of hist[] array</text:span></text:span></text:p>
      <text:p text:style-name="P1"><text:span text:style-name="Source_20_Text"><text:span text:style-name="T3">    </text:span></text:span><text:span text:style-name="Source_20_Text"><text:span text:style-name="T4">// The bars stored in stack are always in increasing order of their</text:span></text:span></text:p>
      <text:p text:style-name="P1"><text:span text:style-name="Source_20_Text"><text:span text:style-name="T3">    </text:span></text:span><text:span text:style-name="Source_20_Text"><text:span text:style-name="T4">// heights.</text:span></text:span></text:p>
      <text:p text:style-name="P1"><text:span text:style-name="Source_20_Text"><text:span text:style-name="T3">    </text:span></text:span><text:span text:style-name="Source_20_Text"><text:span text:style-name="T1">stack&lt;</text:span></text:span><text:span text:style-name="Source_20_Text"><text:span text:style-name="T5">int</text:span></text:span><text:span text:style-name="Source_20_Text"><text:span text:style-name="T1">&gt; s;</text:span></text:span></text:p>
      <text:p text:style-name="P3"> </text:p>
      <text:p text:style-name="P1"><text:span text:style-name="Source_20_Text"><text:span text:style-name="T3">    </text:span></text:span><text:span text:style-name="Source_20_Text"><text:span text:style-name="T5">int</text:span></text:span><text:span text:style-name="T1"> </text:span><text:span text:style-name="Source_20_Text"><text:span text:style-name="T1">max_area = 0; </text:span></text:span><text:span text:style-name="Source_20_Text"><text:span text:style-name="T4">// Initalize max area</text:span></text:span></text:p>
      <text:p text:style-name="P1"><text:span text:style-name="Source_20_Text"><text:span text:style-name="T3">    </text:span></text:span><text:span text:style-name="Source_20_Text"><text:span text:style-name="T5">int</text:span></text:span><text:span text:style-name="T1"> </text:span><text:span text:style-name="Source_20_Text"><text:span text:style-name="T1">tp;  </text:span></text:span><text:span text:style-name="Source_20_Text"><text:span text:style-name="T4">// To store top of stack</text:span></text:span></text:p>
      <text:p text:style-name="P1"><text:span text:style-name="Source_20_Text"><text:span text:style-name="T3">    </text:span></text:span><text:span text:style-name="Source_20_Text"><text:span text:style-name="T5">int</text:span></text:span><text:span text:style-name="T1"> </text:span><text:span text:style-name="Source_20_Text"><text:span text:style-name="T1">area_with_top; </text:span></text:span><text:span text:style-name="Source_20_Text"><text:span text:style-name="T4">// To store area with top bar as the smallest bar</text:span></text:span></text:p>
      <text:p text:style-name="P3"> </text:p>
      <text:p text:style-name="P1"><text:span text:style-name="Source_20_Text"><text:span text:style-name="T3">    </text:span></text:span><text:span text:style-name="Source_20_Text"><text:span text:style-name="T4">// Run through all bars of given histogram</text:span></text:span></text:p>
      <text:p text:style-name="P1"><text:span text:style-name="Source_20_Text"><text:span text:style-name="T3">    </text:span></text:span><text:span text:style-name="Source_20_Text"><text:span text:style-name="T5">int</text:span></text:span><text:span text:style-name="T1"> </text:span><text:span text:style-name="Source_20_Text"><text:span text:style-name="T1">i = 0;</text:span></text:span></text:p>
      <text:p text:style-name="P1"><text:span text:style-name="Source_20_Text"><text:span text:style-name="T3">    </text:span></text:span><text:span text:style-name="Source_20_Text"><text:span text:style-name="T6">while</text:span></text:span><text:span text:style-name="T1"> </text:span><text:span text:style-name="Source_20_Text"><text:span text:style-name="T1">(i &lt; n)</text:span></text:span></text:p>
      <text:p text:style-name="P1"><text:span text:style-name="Source_20_Text"><text:span text:style-name="T3">    </text:span></text:span><text:span text:style-name="Source_20_Text"><text:span text:style-name="T1">{</text:span></text:span></text:p>
      <text:p text:style-name="P1"><text:span text:style-name="Source_20_Text"><text:span text:style-name="T3">        </text:span></text:span><text:span text:style-name="Source_20_Text"><text:span text:style-name="T4">// If this bar is higher than the bar on top stack, push it to stack</text:span></text:span></text:p>
      <text:p text:style-name="P1"><text:span text:style-name="Source_20_Text"><text:span text:style-name="T3">        </text:span></text:span><text:span text:style-name="Source_20_Text"><text:span text:style-name="T6">if</text:span></text:span><text:span text:style-name="T1"> </text:span><text:span text:style-name="Source_20_Text"><text:span text:style-name="T1">(s.empty() || hist[s.top()] &lt;= hist[i])</text:span></text:span></text:p>
      <text:p text:style-name="P1"><text:span text:style-name="Source_20_Text"><text:span text:style-name="T3">            </text:span></text:span><text:span text:style-name="Source_20_Text"><text:span text:style-name="T1">s.push(i++);</text:span></text:span></text:p>
      <text:p text:style-name="P3"> </text:p>
      <text:p text:style-name="P1"><text:span text:style-name="Source_20_Text"><text:span text:style-name="T3">        </text:span></text:span><text:span text:style-name="Source_20_Text"><text:span text:style-name="T4">// If this bar is lower than top of stack, then calculate area of rectangle </text:span></text:span></text:p>
      <text:p text:style-name="P1"><text:span text:style-name="Source_20_Text"><text:span text:style-name="T3">        </text:span></text:span><text:span text:style-name="Source_20_Text"><text:span text:style-name="T4">// with stack top as the smallest (or minimum height) bar. 'i' is </text:span></text:span></text:p>
      <text:p text:style-name="P1"><text:span text:style-name="Source_20_Text"><text:span text:style-name="T3">        </text:span></text:span><text:span text:style-name="Source_20_Text"><text:span text:style-name="T4">// 'right index' for the top and element before top in stack is 'left index'</text:span></text:span></text:p>
      <text:p text:style-name="P1"><text:span text:style-name="Source_20_Text"><text:span text:style-name="T3">        </text:span></text:span><text:span text:style-name="Source_20_Text"><text:span text:style-name="T6">else</text:span></text:span></text:p>
      <text:p text:style-name="P1"><text:span text:style-name="Source_20_Text"><text:span text:style-name="T3">        </text:span></text:span><text:span text:style-name="Source_20_Text"><text:span text:style-name="T1">{</text:span></text:span></text:p>
      <text:p text:style-name="P1"><text:span text:style-name="Source_20_Text"><text:span text:style-name="T3">            </text:span></text:span><text:span text:style-name="Source_20_Text"><text:span text:style-name="T1">tp = s.top();  </text:span></text:span><text:span text:style-name="Source_20_Text"><text:span text:style-name="T4">// store the top index</text:span></text:span></text:p>
      <text:p text:style-name="P1"><text:span text:style-name="Source_20_Text"><text:span text:style-name="T3">            </text:span></text:span><text:span text:style-name="Source_20_Text"><text:span text:style-name="T1">s.pop();  </text:span></text:span><text:span text:style-name="Source_20_Text"><text:span text:style-name="T4">// pop the top</text:span></text:span></text:p>
      <text:p text:style-name="P3"> </text:p>
      <text:p text:style-name="P1"><text:span text:style-name="Source_20_Text"><text:span text:style-name="T3">            </text:span></text:span><text:span text:style-name="Source_20_Text"><text:span text:style-name="T4">// Calculate the area with hist[tp] stack as smallest bar</text:span></text:span></text:p>
      <text:p text:style-name="P1"><text:span text:style-name="Source_20_Text"><text:span text:style-name="T3">            </text:span></text:span><text:span text:style-name="Source_20_Text"><text:span text:style-name="T1">area_with_top = hist[tp] * (s.empty() ? i : i - s.top() - 1);</text:span></text:span></text:p>
      <text:p text:style-name="P3"> </text:p>
      <text:p text:style-name="P1"><text:span text:style-name="Source_20_Text"><text:span text:style-name="T3">            </text:span></text:span><text:span text:style-name="Source_20_Text"><text:span text:style-name="T4">// update max area, if needed</text:span></text:span></text:p>
      <text:p text:style-name="P1"><text:span text:style-name="Source_20_Text"><text:span text:style-name="T3">            </text:span></text:span><text:span text:style-name="Source_20_Text"><text:span text:style-name="T6">if</text:span></text:span><text:span text:style-name="T1"> </text:span><text:span text:style-name="Source_20_Text"><text:span text:style-name="T1">(max_area &lt; area_with_top)</text:span></text:span></text:p>
      <text:p text:style-name="P1"><text:span text:style-name="Source_20_Text"><text:span text:style-name="T3">                </text:span></text:span><text:span text:style-name="Source_20_Text"><text:span text:style-name="T1">max_area = area_with_top;</text:span></text:span></text:p>
      <text:p text:style-name="P1"><text:span text:style-name="Source_20_Text"><text:span text:style-name="T3">        </text:span></text:span><text:span text:style-name="Source_20_Text"><text:span text:style-name="T1">}</text:span></text:span></text:p>
      <text:p text:style-name="P1"><text:span text:style-name="Source_20_Text"><text:span text:style-name="T3">    </text:span></text:span><text:span text:style-name="Source_20_Text"><text:span text:style-name="T1">}</text:span></text:span></text:p>
      <text:p text:style-name="P3"> </text:p>
      <text:p text:style-name="P1"><text:span text:style-name="Source_20_Text"><text:span text:style-name="T3">    </text:span></text:span><text:span text:style-name="Source_20_Text"><text:span text:style-name="T4">// Now pop the remaining bars from stack and calculate area with every</text:span></text:span></text:p>
      <text:p text:style-name="P1"><text:span text:style-name="Source_20_Text"><text:span text:style-name="T3">    </text:span></text:span><text:span text:style-name="Source_20_Text"><text:span text:style-name="T4">// popped bar as the smallest bar</text:span></text:span></text:p>
      <text:p text:style-name="P1"><text:span text:style-name="Source_20_Text"><text:span text:style-name="T3">    </text:span></text:span><text:span text:style-name="Source_20_Text"><text:span text:style-name="T6">while</text:span></text:span><text:span text:style-name="T1"> </text:span><text:span text:style-name="Source_20_Text"><text:span text:style-name="T1">(s.empty() == </text:span></text:span><text:span text:style-name="Source_20_Text"><text:span text:style-name="T6">false</text:span></text:span><text:span text:style-name="Source_20_Text"><text:span text:style-name="T1">)</text:span></text:span></text:p>
      <text:p text:style-name="P1"><text:span text:style-name="Source_20_Text"><text:span text:style-name="T3">    </text:span></text:span><text:span text:style-name="Source_20_Text"><text:span text:style-name="T1">{</text:span></text:span></text:p>
      <text:p text:style-name="P1"><text:span text:style-name="Source_20_Text"><text:span text:style-name="T3">        </text:span></text:span><text:span text:style-name="Source_20_Text"><text:span text:style-name="T1">tp = s.top();</text:span></text:span></text:p>
      <text:p text:style-name="P1"><text:span text:style-name="Source_20_Text"><text:span text:style-name="T3">        </text:span></text:span><text:span text:style-name="Source_20_Text"><text:span text:style-name="T1">s.pop();</text:span></text:span></text:p>
      <text:p text:style-name="P1"><text:span text:style-name="Source_20_Text"><text:span text:style-name="T3">        </text:span></text:span><text:span text:style-name="Source_20_Text"><text:span text:style-name="T1">area_with_top = hist[tp] * (s.empty() ? i : i - s.top() - 1);</text:span></text:span></text:p>
      <text:p text:style-name="P3"> </text:p>
      <text:p text:style-name="P1"><text:span text:style-name="Source_20_Text"><text:span text:style-name="T3">        </text:span></text:span><text:span text:style-name="Source_20_Text"><text:span text:style-name="T6">if</text:span></text:span><text:span text:style-name="T1"> </text:span><text:span text:style-name="Source_20_Text"><text:span text:style-name="T1">(max_area &lt; area_with_top)</text:span></text:span></text:p>
      <text:p text:style-name="P1"><text:span text:style-name="Source_20_Text"><text:span text:style-name="T3">            </text:span></text:span><text:span text:style-name="Source_20_Text"><text:span text:style-name="T1">max_area = area_with_top;</text:span></text:span></text:p>
      <text:p text:style-name="P1"><text:span text:style-name="Source_20_Text"><text:span text:style-name="T3">    </text:span></text:span><text:span text:style-name="Source_20_Text"><text:span text:style-name="T1">}</text:span></text:span></text:p>
      <text:p text:style-name="P3"> </text:p>
      <text:p text:style-name="P1"><text:span text:style-name="Source_20_Text"><text:span text:style-name="T3">    </text:span></text:span><text:span text:style-name="Source_20_Text"><text:span text:style-name="T6">return</text:span></text:span><text:span text:style-name="T1"> </text:span><text:span text:style-name="Source_20_Text"><text:span text:style-name="T1">max_area;</text:span></text:span></text:p>
      <text:p text:style-name="P1"><text:span text:style-name="Source_20_Text"><text:span text:style-name="T1">}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Use segment tree to find minimum (and number of minimum values) in a segment </text:p>
      <text:p text:style-name="P5">#define MAX_LEN (1 &lt;&lt; 19)</text:p>
      <text:p text:style-name="P5">typedef pair&lt;int, int&gt; pii;</text:p>
      <text:p text:style-name="P5"/>
      <text:p text:style-name="P5">struct node {</text:p>
      <text:p text:style-name="P5"><text:s text:c="4"/>int val; <text:s/>// the minimum</text:p>
      <text:p text:style-name="P5"><text:s text:c="4"/>int add; <text:s/>// for lazy addition</text:p>
      <text:p text:style-name="P5"><text:s text:c="4"/>int count;</text:p>
      <text:p text:style-name="P5">} tree[2 * MAX_LEN];</text:p>
      <text:p text:style-name="P5"/>
      <text:p text:style-name="P5">int arr[MAX_LEN];</text:p>
      <text:p text:style-name="P5">map&lt;int, int&gt; m1;</text:p>
      <text:p text:style-name="P5">set&lt;int&gt; s1;</text:p>
      <text:p text:style-name="P5"/>
      <text:p text:style-name="P5">// push info downwards</text:p>
      <text:p text:style-name="P5">void push_down(int k) {</text:p>
      <text:p text:style-name="P5"><text:s text:c="4"/>tree[2*k].val += tree[k].add;</text:p>
      <text:p text:style-name="P5"><text:s text:c="4"/>tree[2*k].add += tree[k].add;</text:p>
      <text:p text:style-name="P5"><text:s text:c="4"/>tree[2*k+1].val += tree[k].add;</text:p>
      <text:p text:style-name="P5"><text:s text:c="4"/>tree[2*k+1].add += tree[k].add;</text:p>
      <text:p text:style-name="P5"><text:s text:c="4"/>tree[k].add = 0;</text:p>
      <text:p text:style-name="P5">}</text:p>
      <text:p text:style-name="P5"/>
      <text:p text:style-name="P5">void update_cur(int k) {</text:p>
      <text:p text:style-name="P5"><text:s text:c="4"/>if (tree[2*k].val &lt; tree[2*k+1].val) {</text:p>
      <text:p text:style-name="P5"><text:s text:c="8"/>tree[k].val = tree[2*k].val;</text:p>
      <text:p text:style-name="P5"><text:s text:c="8"/>tree[k].count = tree[2*k].count;</text:p>
      <text:p text:style-name="P5"><text:s text:c="4"/>} else if (tree[2*k].val == tree[2*k+1].val) {</text:p>
      <text:p text:style-name="P5"><text:s text:c="8"/>tree[k].val = tree[2*k].val;</text:p>
      <text:p text:style-name="P5"><text:s text:c="8"/>tree[k].count = tree[2*k].count + tree[2*k+1].count;</text:p>
      <text:p text:style-name="P5"><text:s text:c="4"/>} else {</text:p>
      <text:p text:style-name="P5"><text:s text:c="8"/>tree[k].val = tree[2*k+1].val;</text:p>
      <text:p text:style-name="P5"><text:s text:c="8"/>tree[k].count = tree[2*k+1].count;</text:p>
      <text:p text:style-name="P5"><text:s text:c="4"/>}</text:p>
      <text:p text:style-name="P5">}</text:p>
      <text:p text:style-name="P5"/>
      <text:p text:style-name="P5">void initialize(int k, int b, int e) {</text:p>
      <text:p text:style-name="P5"><text:s text:c="4"/>if (b == e) {</text:p>
      <text:p text:style-name="P5"><text:s text:c="8"/>tree[k].val = arr[b];</text:p>
      <text:p text:style-name="P5"><text:s text:c="8"/>tree[k].count = 1;</text:p>
      <text:p text:style-name="P5"><text:s text:c="8"/>tree[k].add = 0;</text:p>
      <text:p text:style-name="P5"><text:s text:c="4"/>} else {</text:p>
      <text:p text:style-name="P5"><text:s text:c="8"/>initialize(2*k, b, (b+e)/2);</text:p>
      <text:p text:style-name="P5"><text:s text:c="8"/>initialize(2*k+1, (b+e)/2 + 1, e);</text:p>
      <text:p text:style-name="P5"><text:s text:c="8"/></text:p>
      <text:p text:style-name="P5"><text:s text:c="8"/>update_cur(k);</text:p>
      <text:p text:style-name="P5"><text:s text:c="8"/>tree[k].add = 0;</text:p>
      <text:p text:style-name="P5"><text:s text:c="4"/>}</text:p>
      <text:p text:style-name="P5">}</text:p>
      <text:p text:style-name="P5"/>
      <text:p text:style-name="P5">void add_constant(int k, int l, int r, int i, int j, int v) {</text:p>
      <text:p text:style-name="P5"><text:s text:c="4"/>if (l &gt; j || r &lt; i) return;</text:p>
      <text:p text:style-name="P5"><text:s text:c="4"/>if (i &lt;= l &amp;&amp; r &lt;= j) {</text:p>
      <text:p text:style-name="P5"><text:s text:c="8"/>tree[k].val += v;</text:p>
      <text:p text:style-name="P5"><text:s text:c="8"/>tree[k].add += v;</text:p>
      <text:p text:style-name="P5"><text:s text:c="8"/>return;</text:p>
      <text:p text:style-name="P5"><text:s text:c="4"/>}</text:p>
      <text:p text:style-name="P5"/>
      <text:p text:style-name="P5"><text:s text:c="4"/>push_down(k);</text:p>
      <text:p text:style-name="P5"/>
      <text:p text:style-name="P5"><text:s text:c="4"/>int mid = (l + r) / 2;</text:p>
      <text:p text:style-name="P5"><text:s text:c="4"/>add_constant(2*k, l, mid, i, j, v);</text:p>
      <text:p text:style-name="P5"><text:s text:c="4"/>add_constant(2*k+1, mid+1, r, i, j, v);</text:p>
      <text:p text:style-name="P5"><text:soft-page-break/></text:p>
      <text:p text:style-name="P5"><text:s text:c="4"/>update_cur(k);</text:p>
      <text:p text:style-name="P5">}</text:p>
      <text:p text:style-name="P5"/>
      <text:p text:style-name="P5">pii minquery(int k, int a, int b, int i, int j) {</text:p>
      <text:p text:style-name="P5"><text:s text:c="4"/>if (b &lt; i || a &gt; j || a &gt; b) {</text:p>
      <text:p text:style-name="P5"><text:s text:c="8"/>return make_pair(MAX_LEN, 0);</text:p>
      <text:p text:style-name="P5"><text:s text:c="4"/>}</text:p>
      <text:p text:style-name="P5"><text:s text:c="4"/>if (i &lt;= a &amp;&amp; b &lt;= j) {</text:p>
      <text:p text:style-name="P5"><text:s text:c="8"/>return make_pair(tree[k].val, tree[k].count);</text:p>
      <text:p text:style-name="P5"><text:s text:c="4"/>}</text:p>
      <text:p text:style-name="P5"/>
      <text:p text:style-name="P5"><text:s text:c="4"/>push_down(k);</text:p>
      <text:p text:style-name="P5"/>
      <text:p text:style-name="P5"><text:s text:c="4"/>pii p1 = minquery(2*k, a, (a+b)/2, i, j);</text:p>
      <text:p text:style-name="P5"><text:s text:c="4"/>pii p2 = minquery(2*k+1, (a+b)/2+1, b, i, j);</text:p>
      <text:p text:style-name="P5"/>
      <text:p text:style-name="P5"><text:s text:c="4"/>if (p1.first &lt; p2.first) {</text:p>
      <text:p text:style-name="P5"><text:s text:c="8"/>return p1;</text:p>
      <text:p text:style-name="P5"><text:s text:c="4"/>} else if (p1.first == p2.first) {</text:p>
      <text:p text:style-name="P5"><text:s text:c="8"/>return make_pair(p1.first, p1.second + p2.second);</text:p>
      <text:p text:style-name="P5"><text:s text:c="4"/>} else {</text:p>
      <text:p text:style-name="P5"><text:s text:c="8"/>return p2;</text:p>
      <text:p text:style-name="P5"><text:s text:c="4"/>}</text:p>
      <text:p text:style-name="P5">}</text:p>
      <text:p text:style-name="P5"/>
      <text:p text:style-name="P5">pii find_range(int x, int l, int n) {</text:p>
      <text:p text:style-name="P5"><text:s text:c="4"/>if (x-l &gt; *s1.rbegin()) {</text:p>
      <text:p text:style-name="P5"><text:s text:c="8"/>return make_pair(-1, -1);</text:p>
      <text:p text:style-name="P5"><text:s text:c="4"/>}</text:p>
      <text:p text:style-name="P5"><text:s text:c="4"/>set&lt;int&gt;::iterator it_low = s1.lower_bound(max(x-l, 0));</text:p>
      <text:p text:style-name="P5"><text:s text:c="4"/>set&lt;int&gt;::iterator it_up = s1.upper_bound(x+l);</text:p>
      <text:p text:style-name="P5"/>
      <text:p text:style-name="P5"><text:s text:c="4"/>int start = m1[*it_low];</text:p>
      <text:p text:style-name="P5"><text:s text:c="4"/>int end = (it_up == s1.end()) ? (n-1) : (m1[*it_up] - 1);</text:p>
      <text:p text:style-name="P5"><text:s text:c="4"/>return make_pair(start, end);</text:p>
      <text:p text:style-name="P5">}</text:p>
      <text:p text:style-name="P5"/>
      <text:p text:style-name="P5">int main() {</text:p>
      <text:p text:style-name="P5"><text:s text:c="4"/>int n, m, d, l;</text:p>
      <text:p text:style-name="P5"><text:s text:c="4"/>cin &gt;&gt; n &gt;&gt; m &gt;&gt; d &gt;&gt; l;</text:p>
      <text:p text:style-name="P5"/>
      <text:p text:style-name="P5"><text:s text:c="4"/>s1.insert(0);</text:p>
      <text:p text:style-name="P5"><text:s text:c="4"/>m1[0] = 0;</text:p>
      <text:p text:style-name="P5"/>
      <text:p text:style-name="P5"><text:s text:c="4"/>for (int i = 1; i &lt; n; i++) {</text:p>
      <text:p text:style-name="P5"><text:s text:c="8"/>int num;</text:p>
      <text:p text:style-name="P5"><text:s text:c="8"/>scanf("%d", &amp;num);</text:p>
      <text:p text:style-name="P5"><text:s text:c="8"/>s1.insert(num);</text:p>
      <text:p text:style-name="P5"><text:s text:c="8"/>m1[num] = i;</text:p>
      <text:p text:style-name="P5"><text:s text:c="4"/>}</text:p>
      <text:p text:style-name="P5"/>
      <text:p text:style-name="P5"><text:s text:c="4"/>initialize(1, 0, n-1);</text:p>
      <text:p text:style-name="P5"/>
      <text:p text:style-name="P5"><text:s text:c="4"/>for (int i = 0; i &lt; m; i++) {</text:p>
      <text:p text:style-name="P5"><text:s text:c="8"/>int singer;</text:p>
      <text:p text:style-name="P5"><text:s text:c="8"/>scanf("%d", &amp;singer);</text:p>
      <text:p text:style-name="P5"><text:s text:c="8"/>pii ranges = find_range(singer, l, n);</text:p>
      <text:p text:style-name="P5"><text:s text:c="8"/>int start = ranges.first;</text:p>
      <text:p text:style-name="P5"><text:s text:c="8"/>int end = ranges.second;</text:p>
      <text:p text:style-name="P5"><text:s text:c="8"/>if (start &gt;= 0 &amp;&amp; end &gt;= 0) {</text:p>
      <text:p text:style-name="P5"><text:s text:c="12"/>add_constant(1, 0, n-1, start, end, 1);</text:p>
      <text:p text:style-name="P5"><text:s text:c="8"/>}</text:p>
      <text:p text:style-name="P5"><text:soft-page-break/><text:s text:c="8"/>pii res = minquery(1, 0, n-1, 0, n-1);</text:p>
      <text:p text:style-name="P5"><text:s text:c="4"/>}</text:p>
      <text:p text:style-name="P5"/>
      <text:p text:style-name="P5"><text:s text:c="4"/>pii mins = minquery(1, 0, n-1, 0, n-1);</text:p>
      <text:p text:style-name="P5"><text:s text:c="4"/>int res = (mins.first == 0) ? (n - mins.second) : n;</text:p>
      <text:p text:style-name="P5"><text:s text:c="4"/>printf("%d\n", res);</text:p>
      <text:p text:style-name="P5"/>
      <text:p text:style-name="P5"><text:s text:c="4"/>for (int i = 0; i &lt; d; i++) {</text:p>
      <text:p text:style-name="P5"><text:s text:c="8"/>int from, to;</text:p>
      <text:p text:style-name="P5"><text:s text:c="8"/>scanf("%d %d", &amp;from, &amp;to);</text:p>
      <text:p text:style-name="P5"><text:s text:c="8"/>pii ranges = find_range(from, l, n);</text:p>
      <text:p text:style-name="P5"><text:s text:c="8"/>int start = ranges.first;</text:p>
      <text:p text:style-name="P5"><text:s text:c="8"/>int end = ranges.second;</text:p>
      <text:p text:style-name="P5"><text:s text:c="8"/>if (start &gt;= 0 &amp;&amp; end &gt;= 0) {</text:p>
      <text:p text:style-name="P5"><text:s text:c="12"/>add_constant(1, 0, n-1, start, end, -1);</text:p>
      <text:p text:style-name="P5"><text:s text:c="8"/>}</text:p>
      <text:p text:style-name="P5"><text:s text:c="8"/>ranges = find_range(to, l, n);</text:p>
      <text:p text:style-name="P5"><text:s text:c="8"/>start = ranges.first;</text:p>
      <text:p text:style-name="P5"><text:s text:c="8"/>end = ranges.second;</text:p>
      <text:p text:style-name="P5"><text:s text:c="8"/>if (start &gt;= 0 &amp;&amp; end &gt;= 0) {</text:p>
      <text:p text:style-name="P5"><text:s text:c="12"/>add_constant(1, 0, n-1, start, end, 1);</text:p>
      <text:p text:style-name="P5"><text:s text:c="8"/>}</text:p>
      <text:p text:style-name="P5"><text:s text:c="8"/>pii mins = minquery(1, 0, n-1, 0, n-1);</text:p>
      <text:p text:style-name="P5"><text:s text:c="8"/>int res = (mins.first == 0) ? (n - mins.second) : (n);</text:p>
      <text:p text:style-name="P5"><text:s text:c="8"/>printf("%d\n", res);</text:p>
      <text:p text:style-name="P5"><text:s text:c="4"/>}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7"/></text:p>
      <text:p text:style-name="P5"><text:soft-page-break/><text:span text:style-name="T9">///////////////</text:span></text:p>
      <text:p text:style-name="Standard"><text:span text:style-name="T8">//</text:span></text:p>
      <text:p text:style-name="Standard"><text:span text:style-name="T8">//  Neal's Dinic code</text:span></text:p>
      <text:p text:style-name="Standard"><text:span text:style-name="T8">//</text:span></text:p>
      <text:p text:style-name="Standard"><text:span text:style-name="T8">//</text:span></text:p>
      <text:p text:style-name="Standard"><text:span text:style-name="T8">#include &lt;cstdio&gt;</text:span></text:p>
      <text:p text:style-name="Standard"><text:span text:style-name="T8">#include &lt;cstring&gt;</text:span></text:p>
      <text:p text:style-name="Standard"><text:span text:style-name="T8">#include &lt;algorithm&gt;</text:span></text:p>
      <text:p text:style-name="Standard"><text:span text:style-name="T8">using namespace std;</text:span></text:p>
      <text:p text:style-name="P6"/>
      <text:p text:style-name="Standard"><text:span text:style-name="T8">const int MAXV = 3000000;</text:span></text:p>
      <text:p text:style-name="Standard"><text:span text:style-name="T8">const int MAXE = 2 * 30000000;</text:span></text:p>
      <text:p text:style-name="Standard"><text:span text:style-name="T8">const int INF = 1000000005, CAPINF = 1000000005;</text:span></text:p>
      <text:p text:style-name="P6"/>
      <text:p text:style-name="Standard"><text:span text:style-name="T8">template &lt;typename T&gt; struct Dinic</text:span></text:p>
      <text:p text:style-name="Standard"><text:span text:style-name="T8">{</text:span></text:p>
      <text:p text:style-name="Standard"><text:span text:style-name="T8"> int V, source, sink;</text:span></text:p>
      <text:p text:style-name="Standard"><text:span text:style-name="T8"> int eind, eadj [MAXE], eprev [MAXE], elast [MAXV], start [MAXV];</text:span></text:p>
      <text:p text:style-name="Standard"><text:span text:style-name="T8"> int front, back, q [MAXV], dist [MAXV];</text:span></text:p>
      <text:p text:style-name="Standard"><text:span text:style-name="T8"> T ecap [MAXE];</text:span></text:p>
      <text:p text:style-name="P6"/>
      <text:p text:style-name="Standard"><text:span text:style-name="T8"> inline void init (int v) {</text:span></text:p>
      <text:p text:style-name="Standard"><text:span text:style-name="T8">   V = v; eind = 0;</text:span></text:p>
      <text:p text:style-name="Standard"><text:span text:style-name="T8">   memset (elast, -1, V * sizeof (int));</text:span></text:p>
      <text:p text:style-name="Standard"><text:span text:style-name="T8"> }</text:span></text:p>
      <text:p text:style-name="P6"/>
      <text:p text:style-name="Standard"><text:span text:style-name="T8"> inline void addedge (int a, int b, T cap1, T cap2) {</text:span></text:p>
      <text:p text:style-name="Standard"><text:span text:style-name="T8">   eadj [eind] = b; ecap [eind] = cap1;</text:span></text:p>
      <text:p text:style-name="Standard"><text:span text:style-name="T8">   eprev [eind] = elast [a]; elast [a] = eind++;</text:span></text:p>
      <text:p text:style-name="Standard"><text:span text:style-name="T8">   eadj [eind] = a; ecap [eind] = cap2;</text:span></text:p>
      <text:p text:style-name="Standard"><text:span text:style-name="T8">   eprev [eind] = elast [b]; elast [b] = eind++;</text:span></text:p>
      <text:p text:style-name="Standard"><text:span text:style-name="T8"> }</text:span></text:p>
      <text:p text:style-name="P6"/>
      <text:p text:style-name="Standard"><text:span text:style-name="T8"> bool bfs () {</text:span></text:p>
      <text:p text:style-name="Standard"><text:span text:style-name="T8">   memset (dist, 63, V * sizeof (int));</text:span></text:p>
      <text:p text:style-name="Standard"><text:span text:style-name="T8">   front = back = 0;</text:span></text:p>
      <text:p text:style-name="Standard"><text:span text:style-name="T8">   q [back++] = source; dist [source] = 0;</text:span></text:p>
      <text:p text:style-name="P6"/>
      <text:p text:style-name="Standard"><text:span text:style-name="T8">   while (front &lt; back) {</text:span></text:p>
      <text:p text:style-name="Standard"><text:span text:style-name="T8">     int top = q [front++];</text:span></text:p>
      <text:p text:style-name="P6"/>
      <text:p text:style-name="Standard"><text:span text:style-name="T8">     for (int i = elast [top]; i != -1; i = eprev [i])</text:span></text:p>
      <text:p text:style-name="Standard"><text:span text:style-name="T8">       if (ecap [i] &gt; 0 &amp;&amp; dist [top] + 1 &lt; dist [eadj [i]]) {</text:span></text:p>
      <text:p text:style-name="Standard"><text:span text:style-name="T8">         dist [eadj [i]] = dist [top] + 1;</text:span></text:p>
      <text:p text:style-name="Standard"><text:span text:style-name="T8">         q [back++] = eadj [i];</text:span></text:p>
      <text:p text:style-name="Standard"><text:span text:style-name="T8">       }</text:span></text:p>
      <text:p text:style-name="Standard"><text:span text:style-name="T8">   }</text:span></text:p>
      <text:p text:style-name="P6"/>
      <text:p text:style-name="Standard"><text:span text:style-name="T8">   return dist [sink] &lt; INF;</text:span></text:p>
      <text:p text:style-name="Standard"><text:span text:style-name="T8"> }</text:span></text:p>
      <text:p text:style-name="P6"/>
      <text:p text:style-name="Standard"><text:span text:style-name="T8"> T dfs (int num, T pcap) {</text:span></text:p>
      <text:p text:style-name="Standard"><text:span text:style-name="T8">   if (num == sink) return pcap;</text:span></text:p>
      <text:p text:style-name="Standard"><text:soft-page-break/><text:span text:style-name="T8">   T total = 0;</text:span></text:p>
      <text:p text:style-name="P6"/>
      <text:p text:style-name="Standard"><text:span text:style-name="T8">   for (int &amp;i = start [num]; i != -1; i = eprev [i])</text:span></text:p>
      <text:p text:style-name="Standard"><text:span text:style-name="T8">     if (ecap [i] &gt; 0 &amp;&amp; dist [num] + 1 == dist [eadj [i]]) {</text:span></text:p>
      <text:p text:style-name="Standard"><text:span text:style-name="T8">       T p = dfs (eadj [i], min (pcap, ecap [i]));</text:span></text:p>
      <text:p text:style-name="Standard"><text:span text:style-name="T8">       ecap [i] -= p; ecap [i ^ 1] += p;</text:span></text:p>
      <text:p text:style-name="Standard"><text:span text:style-name="T8">       pcap -= p; total += p;</text:span></text:p>
      <text:p text:style-name="Standard"><text:span text:style-name="T8">       if (pcap == 0) break;</text:span></text:p>
      <text:p text:style-name="Standard"><text:span text:style-name="T8">     }</text:span></text:p>
      <text:p text:style-name="P6"/>
      <text:p text:style-name="Standard"><text:span text:style-name="T8">   return total;</text:span></text:p>
      <text:p text:style-name="Standard"><text:span text:style-name="T8"> }</text:span></text:p>
      <text:p text:style-name="P6"/>
      <text:p text:style-name="Standard"><text:span text:style-name="T8"> T flow (int _source, int _sink) {</text:span></text:p>
      <text:p text:style-name="Standard"><text:span text:style-name="T8">   if (V == 0) return -1;</text:span></text:p>
      <text:p text:style-name="P6"/>
      <text:p text:style-name="Standard"><text:span text:style-name="T8">   source = _source; sink = _sink;</text:span></text:p>
      <text:p text:style-name="Standard"><text:span text:style-name="T8">   T total = 0;</text:span></text:p>
      <text:p text:style-name="Standard"><text:span text:style-name="T8">   while (bfs ()) {</text:span></text:p>
      <text:p text:style-name="Standard"><text:span text:style-name="T8">     memcpy (start, elast, V * sizeof (int));</text:span></text:p>
      <text:p text:style-name="Standard"><text:span text:style-name="T8">     total += dfs (source, CAPINF);</text:span></text:p>
      <text:p text:style-name="Standard"><text:span text:style-name="T8">   }</text:span></text:p>
      <text:p text:style-name="P6"/>
      <text:p text:style-name="Standard"><text:span text:style-name="T8">   return total;</text:span></text:p>
      <text:p text:style-name="Standard"><text:span text:style-name="T8"> }</text:span></text:p>
      <text:p text:style-name="Standard"><text:span text:style-name="T8">};</text:span></text:p>
      <text:p text:style-name="P5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'Bitstream Vera Sans Mono', 'Courier New', Courier, monospace"/>
    <style:font-face style:name="Helvetica1" svg:font-family="Helvetica" style:font-family-generic="roman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Plantagenet Cherokee" svg:font-family="'Plantagenet Cherokee'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none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none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6T15:09:46</meta:creation-date>
    <dc:date>2013-12-10T23:14:24</dc:date>
    <meta:editing-duration>P1DT20H43M7S</meta:editing-duration>
    <meta:editing-cycles>4</meta:editing-cycles>
    <meta:generator>LibreOffice/4.0.4.2$MacOSX_x86 LibreOffice_project/9e9821abd0ffdbc09cd8c52eaa574fa09eb08f2</meta:generator>
    <meta:document-statistic meta:table-count="0" meta:image-count="0" meta:object-count="0" meta:page-count="6" meta:paragraph-count="249" meta:word-count="1180" meta:character-count="7067" meta:non-whitespace-character-count="5003"/>
  </office:meta>
</office:document-meta>
</file>